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a42a" officeooo:paragraph-rsid="0001a42a"/>
    </style:style>
    <style:style style:name="P2" style:family="paragraph" style:parent-style-name="Standard">
      <style:text-properties officeooo:rsid="00039002" officeooo:paragraph-rsid="000390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下 weblogic 安装部署 </text:p>
      <text:p text:style-name="P1"/>
      <text:p text:style-name="P1">1.下载wls1036_generic.jar,</text:p>
      <text:p text:style-name="P1">2.安装jdk,配置环境变量PATH</text:p>
      <text:p text:style-name="P1">3.java -jar wls1036_generic.jar</text:p>
      <text:p text:style-name="P1">4.图形界面安装。。。。。。。</text:p>
      <text:p text:style-name="P1">5.启动Quickstart,创建域。</text:p>
      <text:p text:style-name="P2">cd wlserver_10.3/common/quickstart/</text:p>
      <text:p text:style-name="P2">sh quiskstart.sh</text:p>
      <text:p text:style-name="P2">6.启动weblogic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6:37:00.241616310</meta:creation-date>
    <dc:date>2017-11-15T09:17:00.415835855</dc:date>
    <meta:editing-duration>PT7M1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55" meta:character-count="192" meta:non-whitespace-character-count="184"/>
  </office:meta>
</office:document-meta>
</file>